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default-column-style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esource class</text:p>
          </table:table-cell>
          <table:table-cell table:style-name="ce1" office:value-type="string" calcext:value-type="string">
            <text:p>properties_small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1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1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1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1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1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1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9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9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8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7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5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4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3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2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1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8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9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8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7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6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5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4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3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2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1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70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9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8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7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5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4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3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2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1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6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7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1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9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9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4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8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2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7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5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3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60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56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5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53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5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52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4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4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4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42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42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42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41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41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6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6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255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08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08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07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207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2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1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1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1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1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1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1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1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91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78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78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78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78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7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78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78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62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5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52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3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3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3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35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35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35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35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19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1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19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19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1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19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19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0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0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0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105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9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9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92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81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80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80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80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80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6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66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6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6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6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6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6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65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52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5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5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5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52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40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4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39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3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39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24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2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24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24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24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24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1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1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1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1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7012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9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99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99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9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99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88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88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88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7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74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7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74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74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74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60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60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60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60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60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6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59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59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4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4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4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4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4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4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45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5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5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5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5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5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4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34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1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19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19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1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19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19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1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19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05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05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905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9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9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9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92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92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92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8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82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8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82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8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825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7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7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7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7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75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67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67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67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5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54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5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54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54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4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4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4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4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4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43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30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3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29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2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29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29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5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5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5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14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00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00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80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99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99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87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87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87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87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87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87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7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72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72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72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71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71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71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6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64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64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6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64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6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64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5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5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5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5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52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41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41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31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31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31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31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315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18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18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18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18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18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18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0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0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0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705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91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90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90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90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90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90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90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4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4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4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4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3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3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3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3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73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60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49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4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49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49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4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49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3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36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3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3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3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35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2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22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2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2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22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0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0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0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0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0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6055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96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96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96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9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96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96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8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8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85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1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1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1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0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0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0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0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0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70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2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2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52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7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35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2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22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10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10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10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10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10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10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00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00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50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9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9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9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9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0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0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90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80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80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8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79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7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79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79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6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6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65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65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65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65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51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51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51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3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3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3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3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3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3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35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2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22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2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2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2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2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22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22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1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1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1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1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12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12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12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11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05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05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0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04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04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404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9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9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92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9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9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8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8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8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8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8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8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78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6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66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65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6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6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65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9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9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9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8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8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8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8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485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3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3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3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3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3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32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3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32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18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09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3018</text:p>
          </table:table-cell>
          <table:table-cell table:style-name="ce1" office:value-type="string" calcext:value-type="string">
            <text:p>bibo:Conferenc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78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778</text:p>
          </table:table-cell>
          <table:table-cell table:style-name="ce1" office:value-type="string" calcext:value-type="string">
            <text:p>bibo:Note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77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66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57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57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57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4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4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42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2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29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29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28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18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1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18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18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17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17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17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17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05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05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05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02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201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96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91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86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81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81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81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71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71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71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71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71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56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56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4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4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4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4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43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3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3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3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3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33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2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2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2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22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14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14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14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13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0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0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0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103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87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875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77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76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67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67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58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58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57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57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45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45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45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45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29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29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29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29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28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18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17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10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09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0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6009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97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97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85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8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84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84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8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84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84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84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71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71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70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708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62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62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4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48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48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42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42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349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34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34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34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345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24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23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16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16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16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0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908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96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96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86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79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79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79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71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717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66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53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53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53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53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5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5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532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42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294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18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1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18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098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09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8096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98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98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98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980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867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86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86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86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863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72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72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72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72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72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721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61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61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60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53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53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53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531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530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529</text:p>
          </table:table-cell>
          <table:table-cell table:style-name="ce1" office:value-type="string" calcext:value-type="string">
            <text:p>jdc:Transcription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376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375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374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373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http://localhost/omk_deleuze/s/cours-bnf/item/57372</text:p>
          </table:table-cell>
          <table:table-cell table:style-name="ce1" office:value-type="string" calcext:value-type="string">
            <text:p>skos:Concept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4-09-22T08:32:12+00:00</meta:creation-date>
    <dc:date>2024-09-22T08:32:12+00:00</dc:date>
  </office:meta>
</office:document-meta>
</file>